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3pt" style:font-size-asian="13pt" style:font-size-complex="13pt"/>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3" style:family="paragraph" style:parent-style-name="Text_20_body">
      <style:paragraph-properties fo:margin-left="0cm" fo:margin-right="0cm" fo:orphans="2" fo:widows="2" fo:text-indent="0cm" style:auto-text-indent="false"/>
      <style:text-properties style:font-name="Times New Roman"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 2</text:p>
      <text:p text:style-name="P2">L'avverbio "Spesso" ha la funzione di sottolineare una azione che avveniva ripetutamente</text:p>
      <text:p text:style-name="P3"/>
      <text:p text:style-name="P2">Es 3</text:p>
      <text:p text:style-name="P2">L'analogia tra l'albatro e il poeta è la condizione di svilimento che ha verso la nuova società, fondata sull'industrializzazione, in cui si trova. I marinai rappresentano appunto la nuova classe operaia.</text:p>
      <text:p text:style-name="P3"/>
      <text:p text:style-name="P2">Es 4</text:p>
      <text:p text:style-name="P2">a differenza di perdita dell'aureola, qui viene sottolineata l'estraneità del poeta verso la società circostante, il quale subisce una grande discesa simboleggiata dall'albatro che cade dal cielo. I due testi si discostano anche per quanto riguarda il tempo dell'avvenimento, questo abbassamento della condizione del poeta è una cosa che si ripete in continuazione mentre la perdita dell'aureola è stata un avvenimento unico.</text:p>
      <text:p text:style-name="P3"/>
      <text:p text:style-name="P2">Es 5</text:p>
      <text:p text:style-name="P2">La condizione del poeta è strettamente legata al cambiamento sociale e politico che si ha nella seconda metà dell'800. L'ascesa delle nuove classi industrializzate e capitalistiche è seguita dalla sostituzione degli antichi valori romantici con altri più materialistici,come quello del denaro. É questo cambiamento di valori che sta alla nascita del cambiamento della condizione del poeta, che in passato era l'illustre figura che aveva il ruolo di guidare le persone tra gli alti ideali dell'arte. Adesso invece i poeti sentono di non essere più dei fermi punti di riferimento e in molti casi si vedono costretti a trattare temi dettati dagli interessi dei lettori pur di vendere e di sopravvivvere.</text:p>
      <text:p text:style-name="P2"/>
      <text:p text:style-name="P2"/>
      <text:p text:style-name="P2">TRASFORMISMO: Quando il Governo fa alleanze quando gli convie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54S</meta:editing-duration>
    <meta:editing-cycles>5</meta:editing-cycles>
    <meta:generator>OpenOffice/4.1.3$Win32 OpenOffice.org_project/413m1$Build-9783</meta:generator>
    <dc:date>2017-11-29T18:06:39.87</dc:date>
    <meta:document-statistic meta:table-count="0" meta:image-count="0" meta:object-count="0" meta:page-count="1" meta:paragraph-count="9" meta:word-count="232" meta:character-count="1497"/>
    <dc:creator>Cristian Borelli</dc:creator>
    <meta:user-defined meta:name="Info 1"/>
    <meta:user-defined meta:name="Info 2"/>
    <meta:user-defined meta:name="Info 3"/>
    <meta:user-defined meta:name="Info 4"/>
  </office:meta>
</office:document-meta>
</file>